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1.85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shapes>
          <draw:frame draw:z-index="0" draw:style-name="gr1" draw:text-style-name="P1" svg:width="24.15cm" svg:height="15.592cm" svg:x="24.178cm" svg:y="1.913cm">
            <draw:object draw:notify-on-update-of-ranges="all.A2:all.B48 all.C1:all.C1 all.C2:all.C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ce2"/>
        <table:table-column table:style-name="co9" table:default-cell-style-name="ce2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MeanLB</text:p>
          </table:table-cell>
          <table:table-cell table:style-name="Default" office:value-type="string" calcext:value-type="string">
            <text:p>MeanUB</text:p>
          </table:table-cell>
          <table:table-cell table:style-name="Default" office:value-type="string" calcext:value-type="string">
            <text:p>Stddev</text:p>
          </table:table-cell>
          <table:table-cell table:style-name="Default" office:value-type="string" calcext:value-type="string">
            <text:p>StddevLB</text:p>
          </table:table-cell>
          <table:table-cell table:style-name="Default" office:value-type="string" calcext:value-type="string">
            <text:p>StddevUB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tTwice</text:p>
          </table:table-cell>
          <table:table-cell office:value-type="float" office:value="0.0000000652570741349626" calcext:value-type="float">
            <text:p>6,53E-08</text:p>
          </table:table-cell>
          <table:table-cell office:value-type="float" office:value="0.0000000649668406299109" calcext:value-type="float">
            <text:p>6,50E-08</text:p>
          </table:table-cell>
          <table:table-cell office:value-type="float" office:value="0.0000000656911375621568" calcext:value-type="float">
            <text:p>6,57E-08</text:p>
          </table:table-cell>
          <table:table-cell office:value-type="float" office:value="0.00000000133200317121537" calcext:value-type="float">
            <text:p>1,33E-09</text:p>
          </table:table-cell>
          <table:table-cell office:value-type="float" office:value="0.00000000106478140683893" calcext:value-type="float">
            <text:p>1,06E-09</text:p>
          </table:table-cell>
          <table:table-cell office:value-type="float" office:value="0.000000001683863170477" calcext:value-type="float">
            <text:p>1,68E-09</text:p>
          </table:table-cell>
          <table:table-cell/>
          <table:table-cell table:formula="of:=([.$C8]-[.$C2])/[.$C8]" office:value-type="percentage" office:value="0.155731245345479" calcext:value-type="percentage">
            <text:p>15,57 %</text:p>
          </table:table-cell>
          <table:table-cell table:formula="of:=[.$F2]/[.$C2]" office:value-type="percentage" office:value="0.0204116287601336" calcext:value-type="percentage">
            <text:p>2,04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b</text:p>
          </table:table-cell>
          <table:table-cell office:value-type="float" office:value="0.00388230562737619" calcext:value-type="float">
            <text:p>3,88E-03</text:p>
          </table:table-cell>
          <table:table-cell office:value-type="float" office:value="0.00384555786555695" calcext:value-type="float">
            <text:p>3,85E-03</text:p>
          </table:table-cell>
          <table:table-cell office:value-type="float" office:value="0.00393736051223594" calcext:value-type="float">
            <text:p>3,94E-03</text:p>
          </table:table-cell>
          <table:table-cell office:value-type="float" office:value="0.000153555644806018" calcext:value-type="float">
            <text:p>1,54E-04</text:p>
          </table:table-cell>
          <table:table-cell office:value-type="float" office:value="0.000109020552866158" calcext:value-type="float">
            <text:p>1,09E-04</text:p>
          </table:table-cell>
          <table:table-cell office:value-type="float" office:value="0.000213414559112886" calcext:value-type="float">
            <text:p>2,13E-04</text:p>
          </table:table-cell>
          <table:table-cell/>
          <table:table-cell table:formula="of:=([.$C9]-[.$C3])/[.$C9]" office:value-type="percentage" office:value="0.273894346332277" calcext:value-type="percentage">
            <text:p>27,39 %</text:p>
          </table:table-cell>
          <table:table-cell table:formula="of:=[.$F3]/[.$C3]" office:value-type="percentage" office:value="0.0395526935651887" calcext:value-type="percentage">
            <text:p>3,96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SA</text:p>
          </table:table-cell>
          <table:table-cell office:value-type="float" office:value="0.00134201169545706" calcext:value-type="float">
            <text:p>1,34E-03</text:p>
          </table:table-cell>
          <table:table-cell office:value-type="float" office:value="0.00132086088554252" calcext:value-type="float">
            <text:p>1,32E-03</text:p>
          </table:table-cell>
          <table:table-cell office:value-type="float" office:value="0.00138534577994282" calcext:value-type="float">
            <text:p>1,39E-03</text:p>
          </table:table-cell>
          <table:table-cell office:value-type="float" office:value="0.00011972189006258" calcext:value-type="float">
            <text:p>1,20E-04</text:p>
          </table:table-cell>
          <table:table-cell office:value-type="float" office:value="0.00007867619163685" calcext:value-type="float">
            <text:p>7,87E-05</text:p>
          </table:table-cell>
          <table:table-cell office:value-type="float" office:value="0.000211370204266345" calcext:value-type="float">
            <text:p>2,11E-04</text:p>
          </table:table-cell>
          <table:table-cell/>
          <table:table-cell table:formula="of:=([.$C10]-[.$C4])/[.$C10]" office:value-type="percentage" office:value="0.41602955362403" calcext:value-type="percentage">
            <text:p>41,60 %</text:p>
          </table:table-cell>
          <table:table-cell table:formula="of:=[.$F4]/[.$C4]" office:value-type="percentage" office:value="0.0892107650535826" calcext:value-type="percentage">
            <text:p>8,92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ens</text:p>
          </table:table-cell>
          <table:table-cell office:value-type="float" office:value="0.00430926220662705" calcext:value-type="float">
            <text:p>4,31E-03</text:p>
          </table:table-cell>
          <table:table-cell office:value-type="float" office:value="0.00428436174123982" calcext:value-type="float">
            <text:p>4,28E-03</text:p>
          </table:table-cell>
          <table:table-cell office:value-type="float" office:value="0.00434681140077667" calcext:value-type="float">
            <text:p>4,35E-03</text:p>
          </table:table-cell>
          <table:table-cell office:value-type="float" office:value="0.000109523996181738" calcext:value-type="float">
            <text:p>1,10E-04</text:p>
          </table:table-cell>
          <table:table-cell office:value-type="float" office:value="0.0000817595503691957" calcext:value-type="float">
            <text:p>8,18E-05</text:p>
          </table:table-cell>
          <table:table-cell office:value-type="float" office:value="0.000156583267904239" calcext:value-type="float">
            <text:p>1,57E-04</text:p>
          </table:table-cell>
          <table:table-cell/>
          <table:table-cell table:formula="of:=([.$C11]-[.$C5])/[.$C11]" office:value-type="percentage" office:value="0.37630159808405" calcext:value-type="percentage">
            <text:p>37,63 %</text:p>
          </table:table-cell>
          <table:table-cell table:formula="of:=[.$F5]/[.$C5]" office:value-type="percentage" office:value="0.0254159507892801" calcext:value-type="percentage">
            <text:p>2,54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Not</text:p>
          </table:table-cell>
          <table:table-cell office:value-type="float" office:value="0.00000000809506219227195" calcext:value-type="float">
            <text:p>8,10E-09</text:p>
          </table:table-cell>
          <table:table-cell office:value-type="float" office:value="0.00000000807643745910444" calcext:value-type="float">
            <text:p>8,08E-09</text:p>
          </table:table-cell>
          <table:table-cell office:value-type="float" office:value="0.00000000811849445580678" calcext:value-type="float">
            <text:p>8,12E-09</text:p>
          </table:table-cell>
          <table:table-cell office:value-type="float" office:value="0.0000000000793006934111139" calcext:value-type="float">
            <text:p>7,93E-11</text:p>
          </table:table-cell>
          <table:table-cell office:value-type="float" office:value="0.0000000000644853170436094" calcext:value-type="float">
            <text:p>6,45E-11</text:p>
          </table:table-cell>
          <table:table-cell office:value-type="float" office:value="0.000000000102822918414804" calcext:value-type="float">
            <text:p>1,03E-10</text:p>
          </table:table-cell>
          <table:table-cell/>
          <table:table-cell table:formula="of:=([.$C12]-[.$C6])/[.$C12]" office:value-type="percentage" office:value="0.0226251428969179" calcext:value-type="percentage">
            <text:p>2,26 %</text:p>
          </table:table-cell>
          <table:table-cell table:formula="of:=[.$F6]/[.$C6]" office:value-type="percentage" office:value="0.00979618087268302" calcext:value-type="percentage">
            <text:p>0,98 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tTwice</text:p>
          </table:table-cell>
          <table:table-cell office:value-type="float" office:value="0.0000000772941954504358" calcext:value-type="float">
            <text:p>7,73E-08</text:p>
          </table:table-cell>
          <table:table-cell office:value-type="float" office:value="0.0000000769998260654357" calcext:value-type="float">
            <text:p>7,70E-08</text:p>
          </table:table-cell>
          <table:table-cell office:value-type="float" office:value="0.0000000776450633243715" calcext:value-type="float">
            <text:p>7,76E-08</text:p>
          </table:table-cell>
          <table:table-cell office:value-type="float" office:value="0.0000000012237683555254" calcext:value-type="float">
            <text:p>1,22E-09</text:p>
          </table:table-cell>
          <table:table-cell office:value-type="float" office:value="0.000000000983663803939333" calcext:value-type="float">
            <text:p>9,84E-10</text:p>
          </table:table-cell>
          <table:table-cell office:value-type="float" office:value="0.00000000162932705228154" calcext:value-type="float">
            <text:p>1,63E-09</text:p>
          </table:table-cell>
          <table:table-cell/>
          <table:table-cell table:formula="of:=([.$C14]-[.$C8])/[.$C14]" office:value-type="percentage" office:value="-0.0216693425979504" calcext:value-type="percentage">
            <text:p>-2,17 %</text:p>
          </table:table-cell>
          <table:table-cell table:formula="of:=[.$F8]/[.$C8]" office:value-type="percentage" office:value="0.0158326035790117" calcext:value-type="percentage">
            <text:p>1,58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b</text:p>
          </table:table-cell>
          <table:table-cell office:value-type="float" office:value="0.00534675030798312" calcext:value-type="float">
            <text:p>5,35E-03</text:p>
          </table:table-cell>
          <table:table-cell office:value-type="float" office:value="0.00530166956204593" calcext:value-type="float">
            <text:p>5,30E-03</text:p>
          </table:table-cell>
          <table:table-cell office:value-type="float" office:value="0.00540355370847274" calcext:value-type="float">
            <text:p>5,40E-03</text:p>
          </table:table-cell>
          <table:table-cell office:value-type="float" office:value="0.000166993364806384" calcext:value-type="float">
            <text:p>1,67E-04</text:p>
          </table:table-cell>
          <table:table-cell office:value-type="float" office:value="0.000125837925022074" calcext:value-type="float">
            <text:p>1,26E-04</text:p>
          </table:table-cell>
          <table:table-cell office:value-type="float" office:value="0.000249942656267805" calcext:value-type="float">
            <text:p>2,50E-04</text:p>
          </table:table-cell>
          <table:table-cell/>
          <table:table-cell table:formula="of:=([.$C15]-[.$C9])/[.$C15]" office:value-type="percentage" office:value="0.0402611483206135" calcext:value-type="percentage">
            <text:p>4,03 %</text:p>
          </table:table-cell>
          <table:table-cell table:formula="of:=[.$F9]/[.$C9]" office:value-type="percentage" office:value="0.031232684375975" calcext:value-type="percentage">
            <text:p>3,12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A</text:p>
          </table:table-cell>
          <table:table-cell office:value-type="float" office:value="0.0022980815275591" calcext:value-type="float">
            <text:p>2,30E-03</text:p>
          </table:table-cell>
          <table:table-cell office:value-type="float" office:value="0.00224859130232174" calcext:value-type="float">
            <text:p>2,25E-03</text:p>
          </table:table-cell>
          <table:table-cell office:value-type="float" office:value="0.00236713291523518" calcext:value-type="float">
            <text:p>2,37E-03</text:p>
          </table:table-cell>
          <table:table-cell office:value-type="float" office:value="0.000224566626707959" calcext:value-type="float">
            <text:p>2,25E-04</text:p>
          </table:table-cell>
          <table:table-cell office:value-type="float" office:value="0.000162538053796373" calcext:value-type="float">
            <text:p>1,63E-04</text:p>
          </table:table-cell>
          <table:table-cell office:value-type="float" office:value="0.000400004756524446" calcext:value-type="float">
            <text:p>4,00E-04</text:p>
          </table:table-cell>
          <table:table-cell/>
          <table:table-cell table:formula="of:=([.$C16]-[.$C10])/[.$C16]" office:value-type="percentage" office:value="0.0219699075109394" calcext:value-type="percentage">
            <text:p>2,20 %</text:p>
          </table:table-cell>
          <table:table-cell table:formula="of:=[.$F10]/[.$C10]" office:value-type="percentage" office:value="0.0977191731515643" calcext:value-type="percentage">
            <text:p>9,77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ens</text:p>
          </table:table-cell>
          <table:table-cell office:value-type="float" office:value="0.0069092083503651" calcext:value-type="float">
            <text:p>6,91E-03</text:p>
          </table:table-cell>
          <table:table-cell office:value-type="float" office:value="0.00677194922455755" calcext:value-type="float">
            <text:p>6,77E-03</text:p>
          </table:table-cell>
          <table:table-cell office:value-type="float" office:value="0.00705585628830874" calcext:value-type="float">
            <text:p>7,06E-03</text:p>
          </table:table-cell>
          <table:table-cell office:value-type="float" office:value="0.00048772496681249" calcext:value-type="float">
            <text:p>4,88E-04</text:p>
          </table:table-cell>
          <table:table-cell office:value-type="float" office:value="0.000419893554300804" calcext:value-type="float">
            <text:p>4,20E-04</text:p>
          </table:table-cell>
          <table:table-cell office:value-type="float" office:value="0.000619907001040282" calcext:value-type="float">
            <text:p>6,20E-04</text:p>
          </table:table-cell>
          <table:table-cell/>
          <table:table-cell table:formula="of:=([.$C17]-[.$C11])/[.$C17]" office:value-type="percentage" office:value="-0.12668276363725" calcext:value-type="percentage">
            <text:p>-12,67 %</text:p>
          </table:table-cell>
          <table:table-cell table:formula="of:=[.$F11]/[.$C11]" office:value-type="percentage" office:value="0.0705905716082101" calcext:value-type="percentage">
            <text:p>7,06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Not</text:p>
          </table:table-cell>
          <table:table-cell office:value-type="float" office:value="0.00000000828245389518771" calcext:value-type="float">
            <text:p>8,28E-09</text:p>
          </table:table-cell>
          <table:table-cell office:value-type="float" office:value="0.00000000822624390229045" calcext:value-type="float">
            <text:p>8,23E-09</text:p>
          </table:table-cell>
          <table:table-cell office:value-type="float" office:value="0.00000000836017086382519" calcext:value-type="float">
            <text:p>8,36E-09</text:p>
          </table:table-cell>
          <table:table-cell office:value-type="float" office:value="0.000000000244985821460498" calcext:value-type="float">
            <text:p>2,45E-10</text:p>
          </table:table-cell>
          <table:table-cell office:value-type="float" office:value="0.000000000190884490047728" calcext:value-type="float">
            <text:p>1,91E-10</text:p>
          </table:table-cell>
          <table:table-cell office:value-type="float" office:value="0.000000000313130831613127" calcext:value-type="float">
            <text:p>3,13E-10</text:p>
          </table:table-cell>
          <table:table-cell/>
          <table:table-cell table:formula="of:=([.$C18]-[.$C12])/[.$C18]" office:value-type="percentage" office:value="0.0019594964729889" calcext:value-type="percentage">
            <text:p>0,20 %</text:p>
          </table:table-cell>
          <table:table-cell table:formula="of:=[.$F12]/[.$C12]" office:value-type="percentage" office:value="0.0295788934729647" calcext:value-type="percentage">
            <text:p>2,96 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tTwice</text:p>
          </table:table-cell>
          <table:table-cell office:value-type="float" office:value="0.000000075654805549796" calcext:value-type="float">
            <text:p>7,57E-08</text:p>
          </table:table-cell>
          <table:table-cell office:value-type="float" office:value="0.0000000751553639788652" calcext:value-type="float">
            <text:p>7,52E-08</text:p>
          </table:table-cell>
          <table:table-cell office:value-type="float" office:value="0.0000000763833227585732" calcext:value-type="float">
            <text:p>7,64E-08</text:p>
          </table:table-cell>
          <table:table-cell office:value-type="float" office:value="0.00000000228763943804132" calcext:value-type="float">
            <text:p>2,29E-09</text:p>
          </table:table-cell>
          <table:table-cell office:value-type="float" office:value="0.0000000015500611956598" calcext:value-type="float">
            <text:p>1,55E-09</text:p>
          </table:table-cell>
          <table:table-cell office:value-type="float" office:value="0.0000000033806234663576" calcext:value-type="float">
            <text:p>3,38E-09</text:p>
          </table:table-cell>
          <table:table-cell/>
          <table:table-cell table:formula="of:=([.$C20]-[.$C14])/[.$C20]" office:value-type="percentage" office:value="0.0797746447973193" calcext:value-type="percentage">
            <text:p>7,98 %</text:p>
          </table:table-cell>
          <table:table-cell table:formula="of:=[.$F14]/[.$C14]" office:value-type="percentage" office:value="0.0302378602577413" calcext:value-type="percentage">
            <text:p>3,02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b</text:p>
          </table:table-cell>
          <table:table-cell office:value-type="float" office:value="0.00557104705996551" calcext:value-type="float">
            <text:p>5,57E-03</text:p>
          </table:table-cell>
          <table:table-cell office:value-type="float" office:value="0.0054930646271094" calcext:value-type="float">
            <text:p>5,49E-03</text:p>
          </table:table-cell>
          <table:table-cell office:value-type="float" office:value="0.00570746178115976" calcext:value-type="float">
            <text:p>5,71E-03</text:p>
          </table:table-cell>
          <table:table-cell office:value-type="float" office:value="0.000353947678142433" calcext:value-type="float">
            <text:p>3,54E-04</text:p>
          </table:table-cell>
          <table:table-cell office:value-type="float" office:value="0.000240151947632126" calcext:value-type="float">
            <text:p>2,40E-04</text:p>
          </table:table-cell>
          <table:table-cell office:value-type="float" office:value="0.000521247611745297" calcext:value-type="float">
            <text:p>5,21E-04</text:p>
          </table:table-cell>
          <table:table-cell/>
          <table:table-cell table:formula="of:=([.$C21]-[.$C15])/[.$C21]" office:value-type="percentage" office:value="0.0657137675576407" calcext:value-type="percentage">
            <text:p>6,57 %</text:p>
          </table:table-cell>
          <table:table-cell table:formula="of:=[.$F15]/[.$C15]" office:value-type="percentage" office:value="0.0635334209768143" calcext:value-type="percentage">
            <text:p>6,35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A</text:p>
          </table:table-cell>
          <table:table-cell office:value-type="float" office:value="0.00234970431401609" calcext:value-type="float">
            <text:p>2,35E-03</text:p>
          </table:table-cell>
          <table:table-cell office:value-type="float" office:value="0.00227994563762013" calcext:value-type="float">
            <text:p>2,28E-03</text:p>
          </table:table-cell>
          <table:table-cell office:value-type="float" office:value="0.00245716686511969" calcext:value-type="float">
            <text:p>2,46E-03</text:p>
          </table:table-cell>
          <table:table-cell office:value-type="float" office:value="0.000324577410807667" calcext:value-type="float">
            <text:p>3,25E-04</text:p>
          </table:table-cell>
          <table:table-cell office:value-type="float" office:value="0.000244057462974239" calcext:value-type="float">
            <text:p>2,44E-04</text:p>
          </table:table-cell>
          <table:table-cell office:value-type="float" office:value="0.000543375807728725" calcext:value-type="float">
            <text:p>5,43E-04</text:p>
          </table:table-cell>
          <table:table-cell/>
          <table:table-cell table:formula="of:=([.$C22]-[.$C16])/[.$C22]" office:value-type="percentage" office:value="-0.0248272007411112" calcext:value-type="percentage">
            <text:p>-2,48 %</text:p>
          </table:table-cell>
          <table:table-cell table:formula="of:=[.$F16]/[.$C16]" office:value-type="percentage" office:value="0.138135427879818" calcext:value-type="percentage">
            <text:p>13,81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ens</text:p>
          </table:table-cell>
          <table:table-cell office:value-type="float" office:value="0.00613234583269937" calcext:value-type="float">
            <text:p>6,13E-03</text:p>
          </table:table-cell>
          <table:table-cell office:value-type="float" office:value="0.00606928071626633" calcext:value-type="float">
            <text:p>6,07E-03</text:p>
          </table:table-cell>
          <table:table-cell office:value-type="float" office:value="0.00630219742198718" calcext:value-type="float">
            <text:p>6,30E-03</text:p>
          </table:table-cell>
          <table:table-cell office:value-type="float" office:value="0.000335930409275974" calcext:value-type="float">
            <text:p>3,36E-04</text:p>
          </table:table-cell>
          <table:table-cell office:value-type="float" office:value="0.000181745934611582" calcext:value-type="float">
            <text:p>1,82E-04</text:p>
          </table:table-cell>
          <table:table-cell office:value-type="float" office:value="0.000641065897737283" calcext:value-type="float">
            <text:p>6,41E-04</text:p>
          </table:table-cell>
          <table:table-cell/>
          <table:table-cell table:formula="of:=([.$C23]-[.$C17])/[.$C23]" office:value-type="percentage" office:value="0.0889840241853157" calcext:value-type="percentage">
            <text:p>8,90 %</text:p>
          </table:table-cell>
          <table:table-cell table:formula="of:=[.$F17]/[.$C17]" office:value-type="percentage" office:value="0.0547800822785792" calcext:value-type="percentage">
            <text:p>5,48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Not</text:p>
          </table:table-cell>
          <table:table-cell office:value-type="float" office:value="0.00000000829871519834921" calcext:value-type="float">
            <text:p>8,30E-09</text:p>
          </table:table-cell>
          <table:table-cell office:value-type="float" office:value="0.00000000824478742497331" calcext:value-type="float">
            <text:p>8,24E-09</text:p>
          </table:table-cell>
          <table:table-cell office:value-type="float" office:value="0.00000000839645071797687" calcext:value-type="float">
            <text:p>8,40E-09</text:p>
          </table:table-cell>
          <table:table-cell office:value-type="float" office:value="0.000000000267276713936942" calcext:value-type="float">
            <text:p>2,67E-10</text:p>
          </table:table-cell>
          <table:table-cell office:value-type="float" office:value="0.000000000179725428807046" calcext:value-type="float">
            <text:p>1,80E-10</text:p>
          </table:table-cell>
          <table:table-cell office:value-type="float" office:value="0.000000000453838911504577" calcext:value-type="float">
            <text:p>4,54E-10</text:p>
          </table:table-cell>
          <table:table-cell/>
          <table:table-cell table:formula="of:=([.$C24]-[.$C18])/[.$C24]" office:value-type="percentage" office:value="0.0587462269896226" calcext:value-type="percentage">
            <text:p>5,87 %</text:p>
          </table:table-cell>
          <table:table-cell table:formula="of:=[.$F18]/[.$C18]" office:value-type="percentage" office:value="0.0322069992220132" calcext:value-type="percentage">
            <text:p>3,22 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Twice</text:p>
          </table:table-cell>
          <table:table-cell office:value-type="float" office:value="0.0000000822133460266729" calcext:value-type="float">
            <text:p>8,22E-08</text:p>
          </table:table-cell>
          <table:table-cell office:value-type="float" office:value="0.0000000817079265303219" calcext:value-type="float">
            <text:p>8,17E-08</text:p>
          </table:table-cell>
          <table:table-cell office:value-type="float" office:value="0.0000000826882763908459" calcext:value-type="float">
            <text:p>8,27E-08</text:p>
          </table:table-cell>
          <table:table-cell office:value-type="float" office:value="0.0000000019316128613347" calcext:value-type="float">
            <text:p>1,93E-09</text:p>
          </table:table-cell>
          <table:table-cell office:value-type="float" office:value="0.00000000154419745331173" calcext:value-type="float">
            <text:p>1,54E-09</text:p>
          </table:table-cell>
          <table:table-cell office:value-type="float" office:value="0.00000000251994208201764" calcext:value-type="float">
            <text:p>2,52E-09</text:p>
          </table:table-cell>
          <table:table-cell/>
          <table:table-cell table:formula="of:=([.$C26]-[.$C20])/[.$C26]" office:value-type="percentage" office:value="-0.56274982957794" calcext:value-type="percentage">
            <text:p>-56,27 %</text:p>
          </table:table-cell>
          <table:table-cell table:formula="of:=[.$F20]/[.$C20]" office:value-type="percentage" office:value="0.023495125240469" calcext:value-type="percentage">
            <text:p>2,35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b</text:p>
          </table:table-cell>
          <table:table-cell office:value-type="float" office:value="0.0059628910996601" calcext:value-type="float">
            <text:p>5,96E-03</text:p>
          </table:table-cell>
          <table:table-cell office:value-type="float" office:value="0.00591368633390813" calcext:value-type="float">
            <text:p>5,91E-03</text:p>
          </table:table-cell>
          <table:table-cell office:value-type="float" office:value="0.0060205175186246" calcext:value-type="float">
            <text:p>6,02E-03</text:p>
          </table:table-cell>
          <table:table-cell office:value-type="float" office:value="0.000188639932990014" calcext:value-type="float">
            <text:p>1,89E-04</text:p>
          </table:table-cell>
          <table:table-cell office:value-type="float" office:value="0.000158234895582607" calcext:value-type="float">
            <text:p>1,58E-04</text:p>
          </table:table-cell>
          <table:table-cell office:value-type="float" office:value="0.000232042641619213" calcext:value-type="float">
            <text:p>2,32E-04</text:p>
          </table:table-cell>
          <table:table-cell/>
          <table:table-cell table:formula="of:=([.$C27]-[.$C21])/[.$C27]" office:value-type="percentage" office:value="-1.09536299661451" calcext:value-type="percentage">
            <text:p>-109,54 %</text:p>
          </table:table-cell>
          <table:table-cell table:formula="of:=[.$F21]/[.$C21]" office:value-type="percentage" office:value="0.0316356495259099" calcext:value-type="percentage">
            <text:p>3,16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A</text:p>
          </table:table-cell>
          <table:table-cell office:value-type="float" office:value="0.00229278098036126" calcext:value-type="float">
            <text:p>2,29E-03</text:p>
          </table:table-cell>
          <table:table-cell office:value-type="float" office:value="0.00226885047659056" calcext:value-type="float">
            <text:p>2,27E-03</text:p>
          </table:table-cell>
          <table:table-cell office:value-type="float" office:value="0.00234075910688648" calcext:value-type="float">
            <text:p>2,34E-03</text:p>
          </table:table-cell>
          <table:table-cell office:value-type="float" office:value="0.000123993505695418" calcext:value-type="float">
            <text:p>1,24E-04</text:p>
          </table:table-cell>
          <table:table-cell office:value-type="float" office:value="0.0000715342141228903" calcext:value-type="float">
            <text:p>7,15E-05</text:p>
          </table:table-cell>
          <table:table-cell office:value-type="float" office:value="0.000201785035147974" calcext:value-type="float">
            <text:p>2,02E-04</text:p>
          </table:table-cell>
          <table:table-cell/>
          <table:table-cell table:formula="of:=([.$C28]-[.$C22])/[.$C28]" office:value-type="percentage" office:value="-16122.6195626835" calcext:value-type="percentage">
            <text:p>-1612261,96 %</text:p>
          </table:table-cell>
          <table:table-cell table:formula="of:=[.$F22]/[.$C22]" office:value-type="percentage" office:value="0.0540799608673833" calcext:value-type="percentage">
            <text:p>5,41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ens</text:p>
          </table:table-cell>
          <table:table-cell office:value-type="float" office:value="0.0067313263383943" calcext:value-type="float">
            <text:p>6,73E-03</text:p>
          </table:table-cell>
          <table:table-cell office:value-type="float" office:value="0.00668149128362277" calcext:value-type="float">
            <text:p>6,68E-03</text:p>
          </table:table-cell>
          <table:table-cell office:value-type="float" office:value="0.00679402597060736" calcext:value-type="float">
            <text:p>6,79E-03</text:p>
          </table:table-cell>
          <table:table-cell office:value-type="float" office:value="0.000187889252495975" calcext:value-type="float">
            <text:p>1,88E-04</text:p>
          </table:table-cell>
          <table:table-cell office:value-type="float" office:value="0.000138957690085834" calcext:value-type="float">
            <text:p>1,39E-04</text:p>
          </table:table-cell>
          <table:table-cell office:value-type="float" office:value="0.000278676409069588" calcext:value-type="float">
            <text:p>2,79E-04</text:p>
          </table:table-cell>
          <table:table-cell/>
          <table:table-cell table:formula="of:=([.$C29]-[.$C23])/[.$C29]" office:value-type="percentage" office:value="-0.628864089818839" calcext:value-type="percentage">
            <text:p>-62,89 %</text:p>
          </table:table-cell>
          <table:table-cell table:formula="of:=[.$F23]/[.$C23]" office:value-type="percentage" office:value="0.027912664317623" calcext:value-type="percentage">
            <text:p>2,79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Not</text:p>
          </table:table-cell>
          <table:table-cell office:value-type="float" office:value="0.00000000881666075218773" calcext:value-type="float">
            <text:p>8,82E-09</text:p>
          </table:table-cell>
          <table:table-cell office:value-type="float" office:value="0.00000000878828359010911" calcext:value-type="float">
            <text:p>8,79E-09</text:p>
          </table:table-cell>
          <table:table-cell office:value-type="float" office:value="0.00000000884789094485117" calcext:value-type="float">
            <text:p>8,85E-09</text:p>
          </table:table-cell>
          <table:table-cell office:value-type="float" office:value="0.000000000115163397390032" calcext:value-type="float">
            <text:p>1,15E-10</text:p>
          </table:table-cell>
          <table:table-cell office:value-type="float" office:value="0.0000000000987252181173468" calcext:value-type="float">
            <text:p>9,87E-11</text:p>
          </table:table-cell>
          <table:table-cell office:value-type="float" office:value="0.000000000138213842641997" calcext:value-type="float">
            <text:p>1,38E-10</text:p>
          </table:table-cell>
          <table:table-cell/>
          <table:table-cell table:formula="of:=([.$C30]-[.$C24])/[.$C30]" office:value-type="percentage" office:value="0.014363992899634" calcext:value-type="percentage">
            <text:p>1,44 %</text:p>
          </table:table-cell>
          <table:table-cell table:formula="of:=[.$F24]/[.$C24]" office:value-type="percentage" office:value="0.0130620198085149" calcext:value-type="percentage">
            <text:p>1,31 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Twice</text:p>
          </table:table-cell>
          <table:table-cell office:value-type="float" office:value="0.0000000526081298942625" calcext:value-type="float">
            <text:p>5,26E-08</text:p>
          </table:table-cell>
          <table:table-cell office:value-type="float" office:value="0.0000000525061815845825" calcext:value-type="float">
            <text:p>5,25E-08</text:p>
          </table:table-cell>
          <table:table-cell office:value-type="float" office:value="0.0000000527357591578301" calcext:value-type="float">
            <text:p>5,27E-08</text:p>
          </table:table-cell>
          <table:table-cell office:value-type="float" office:value="0.000000000452960689972026" calcext:value-type="float">
            <text:p>4,53E-10</text:p>
          </table:table-cell>
          <table:table-cell office:value-type="float" office:value="0.000000000366313857358675" calcext:value-type="float">
            <text:p>3,66E-10</text:p>
          </table:table-cell>
          <table:table-cell office:value-type="float" office:value="0.000000000602900596145472" calcext:value-type="float">
            <text:p>6,03E-10</text:p>
          </table:table-cell>
          <table:table-cell/>
          <table:table-cell table:formula="of:=([.$C32]-[.$C26])/[.$C32]" office:value-type="percentage" office:value="-0.0137955836984862" calcext:value-type="percentage">
            <text:p>-1,38 %</text:p>
          </table:table-cell>
          <table:table-cell table:formula="of:=[.$F26]/[.$C26]" office:value-type="percentage" office:value="0.00861008917979855" calcext:value-type="percentage">
            <text:p>0,86 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b</text:p>
          </table:table-cell>
          <table:table-cell office:value-type="float" office:value="0.00284575565632035" calcext:value-type="float">
            <text:p>2,85E-03</text:p>
          </table:table-cell>
          <table:table-cell office:value-type="float" office:value="0.00283347398251171" calcext:value-type="float">
            <text:p>2,83E-03</text:p>
          </table:table-cell>
          <table:table-cell office:value-type="float" office:value="0.00286136344003619" calcext:value-type="float">
            <text:p>2,86E-03</text:p>
          </table:table-cell>
          <table:table-cell office:value-type="float" office:value="0.0000532530133938468" calcext:value-type="float">
            <text:p>5,33E-05</text:p>
          </table:table-cell>
          <table:table-cell office:value-type="float" office:value="0.0000440715624502443" calcext:value-type="float">
            <text:p>4,41E-05</text:p>
          </table:table-cell>
          <table:table-cell office:value-type="float" office:value="0.000065870083153638" calcext:value-type="float">
            <text:p>6,59E-05</text:p>
          </table:table-cell>
          <table:table-cell/>
          <table:table-cell table:formula="of:=([.$C33]-[.$C27])/[.$C33]" office:value-type="percentage" office:value="0.0956518464016992" calcext:value-type="percentage">
            <text:p>9,57 %</text:p>
          </table:table-cell>
          <table:table-cell table:formula="of:=[.$F27]/[.$C27]" office:value-type="percentage" office:value="0.0187131362721087" calcext:value-type="percentage">
            <text:p>1,87 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SA</text:p>
          </table:table-cell>
          <table:table-cell office:value-type="float" office:value="0.00000014220014131738" calcext:value-type="float">
            <text:p>1,42E-07</text:p>
          </table:table-cell>
          <table:table-cell office:value-type="float" office:value="0.000000141538139064049" calcext:value-type="float">
            <text:p>1,42E-07</text:p>
          </table:table-cell>
          <table:table-cell office:value-type="float" office:value="0.000000142899736753624" calcext:value-type="float">
            <text:p>1,43E-07</text:p>
          </table:table-cell>
          <table:table-cell office:value-type="float" office:value="0.00000000252000475844028" calcext:value-type="float">
            <text:p>2,52E-09</text:p>
          </table:table-cell>
          <table:table-cell office:value-type="float" office:value="0.00000000216452539607103" calcext:value-type="float">
            <text:p>2,16E-09</text:p>
          </table:table-cell>
          <table:table-cell office:value-type="float" office:value="0.00000000330230752102945" calcext:value-type="float">
            <text:p>3,30E-09</text:p>
          </table:table-cell>
          <table:table-cell/>
          <table:table-cell table:formula="of:=([.$C34]-[.$C28])/[.$C34]" office:value-type="percentage" office:value="0.00735045239950613" calcext:value-type="percentage">
            <text:p>0,74 %</text:p>
          </table:table-cell>
          <table:table-cell table:formula="of:=[.$F28]/[.$C28]" office:value-type="percentage" office:value="0.0177215348388144" calcext:value-type="percentage">
            <text:p>1,77 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ens</text:p>
          </table:table-cell>
          <table:table-cell office:value-type="float" office:value="0.00413252792572949" calcext:value-type="float">
            <text:p>4,13E-03</text:p>
          </table:table-cell>
          <table:table-cell office:value-type="float" office:value="0.00411157534396098" calcext:value-type="float">
            <text:p>4,11E-03</text:p>
          </table:table-cell>
          <table:table-cell office:value-type="float" office:value="0.0041603564998388" calcext:value-type="float">
            <text:p>4,16E-03</text:p>
          </table:table-cell>
          <table:table-cell office:value-type="float" office:value="0.0000870369385742644" calcext:value-type="float">
            <text:p>8,70E-05</text:p>
          </table:table-cell>
          <table:table-cell office:value-type="float" office:value="0.0000662669066583818" calcext:value-type="float">
            <text:p>6,63E-05</text:p>
          </table:table-cell>
          <table:table-cell office:value-type="float" office:value="0.00012267197036142" calcext:value-type="float">
            <text:p>1,23E-04</text:p>
          </table:table-cell>
          <table:table-cell/>
          <table:table-cell table:formula="of:=([.$C35]-[.$C29])/[.$C35]" office:value-type="percentage" office:value="0.0953363054064618" calcext:value-type="percentage">
            <text:p>9,53 %</text:p>
          </table:table-cell>
          <table:table-cell table:formula="of:=[.$F29]/[.$C29]" office:value-type="percentage" office:value="0.0210614278084764" calcext:value-type="percentage">
            <text:p>2,11 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Not</text:p>
          </table:table-cell>
          <table:table-cell office:value-type="float" office:value="0.00000000894514880612508" calcext:value-type="float">
            <text:p>8,95E-09</text:p>
          </table:table-cell>
          <table:table-cell office:value-type="float" office:value="0.00000000892271834463758" calcext:value-type="float">
            <text:p>8,92E-09</text:p>
          </table:table-cell>
          <table:table-cell office:value-type="float" office:value="0.00000000897343776399601" calcext:value-type="float">
            <text:p>8,97E-09</text:p>
          </table:table-cell>
          <table:table-cell office:value-type="float" office:value="0.000000000100525087079018" calcext:value-type="float">
            <text:p>1,01E-10</text:p>
          </table:table-cell>
          <table:table-cell office:value-type="float" office:value="0.0000000000852277573816788" calcext:value-type="float">
            <text:p>8,52E-11</text:p>
          </table:table-cell>
          <table:table-cell office:value-type="float" office:value="0.000000000125305312404663" calcext:value-type="float">
            <text:p>1,25E-10</text:p>
          </table:table-cell>
          <table:table-cell/>
          <table:table-cell table:formula="of:=([.$C36]-[.$C30])/[.$C36]" office:value-type="percentage" office:value="-0.0582114499736246" calcext:value-type="percentage">
            <text:p>-5,82 %</text:p>
          </table:table-cell>
          <table:table-cell table:formula="of:=[.$F30]/[.$C30]" office:value-type="percentage" office:value="0.011237944639913" calcext:value-type="percentage">
            <text:p>1,12 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tTwice</text:p>
          </table:table-cell>
          <table:table-cell office:value-type="float" office:value="0.0000000518922460702973" calcext:value-type="float">
            <text:p>5,19E-08</text:p>
          </table:table-cell>
          <table:table-cell office:value-type="float" office:value="0.0000000518038373507717" calcext:value-type="float">
            <text:p>5,18E-08</text:p>
          </table:table-cell>
          <table:table-cell office:value-type="float" office:value="0.0000000520146832346544" calcext:value-type="float">
            <text:p>5,20E-08</text:p>
          </table:table-cell>
          <table:table-cell office:value-type="float" office:value="0.000000000399234467113416" calcext:value-type="float">
            <text:p>3,99E-10</text:p>
          </table:table-cell>
          <table:table-cell office:value-type="float" office:value="0.000000000301854027612302" calcext:value-type="float">
            <text:p>3,02E-10</text:p>
          </table:table-cell>
          <table:table-cell office:value-type="float" office:value="0.000000000574360084987709" calcext:value-type="float">
            <text:p>5,74E-10</text:p>
          </table:table-cell>
          <table:table-cell/>
          <table:table-cell table:formula="of:=([.$C38]-[.$C32])/[.$C38]" office:value-type="percentage" office:value="-0.00444097768810794" calcext:value-type="percentage">
            <text:p>-0,44 %</text:p>
          </table:table-cell>
          <table:table-cell table:formula="of:=[.$F32]/[.$C32]" office:value-type="percentage" office:value="0.00769352836592546" calcext:value-type="percentage">
            <text:p>0,77 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b</text:p>
          </table:table-cell>
          <table:table-cell office:value-type="float" office:value="0.0031467479034456" calcext:value-type="float">
            <text:p>3,15E-03</text:p>
          </table:table-cell>
          <table:table-cell office:value-type="float" office:value="0.00313766303469209" calcext:value-type="float">
            <text:p>3,14E-03</text:p>
          </table:table-cell>
          <table:table-cell office:value-type="float" office:value="0.00315830175961126" calcext:value-type="float">
            <text:p>3,16E-03</text:p>
          </table:table-cell>
          <table:table-cell office:value-type="float" office:value="0.0000386898605428085" calcext:value-type="float">
            <text:p>3,87E-05</text:p>
          </table:table-cell>
          <table:table-cell office:value-type="float" office:value="0.0000288019068798644" calcext:value-type="float">
            <text:p>2,88E-05</text:p>
          </table:table-cell>
          <table:table-cell office:value-type="float" office:value="0.0000628570922469971" calcext:value-type="float">
            <text:p>6,29E-05</text:p>
          </table:table-cell>
          <table:table-cell/>
          <table:table-cell table:formula="of:=([.$C39]-[.$C33])/[.$C39]" office:value-type="percentage" office:value="-0.0174249236709617" calcext:value-type="percentage">
            <text:p>-1,74 %</text:p>
          </table:table-cell>
          <table:table-cell table:formula="of:=[.$F33]/[.$C33]" office:value-type="percentage" office:value="0.0122951891063292" calcext:value-type="percentage">
            <text:p>1,23 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SA</text:p>
          </table:table-cell>
          <table:table-cell office:value-type="float" office:value="0.000000143253116531525" calcext:value-type="float">
            <text:p>1,43E-07</text:p>
          </table:table-cell>
          <table:table-cell office:value-type="float" office:value="0.000000142773278394715" calcext:value-type="float">
            <text:p>1,43E-07</text:p>
          </table:table-cell>
          <table:table-cell office:value-type="float" office:value="0.000000143738413280496" calcext:value-type="float">
            <text:p>1,44E-07</text:p>
          </table:table-cell>
          <table:table-cell office:value-type="float" office:value="0.00000000194047479697268" calcext:value-type="float">
            <text:p>1,94E-09</text:p>
          </table:table-cell>
          <table:table-cell office:value-type="float" office:value="0.00000000165454673871883" calcext:value-type="float">
            <text:p>1,65E-09</text:p>
          </table:table-cell>
          <table:table-cell office:value-type="float" office:value="0.00000000224003486826798" calcext:value-type="float">
            <text:p>2,24E-09</text:p>
          </table:table-cell>
          <table:table-cell/>
          <table:table-cell table:formula="of:=([.$C40]-[.$C34])/[.$C40]" office:value-type="percentage" office:value="-0.0266516136668822" calcext:value-type="percentage">
            <text:p>-2,67 %</text:p>
          </table:table-cell>
          <table:table-cell table:formula="of:=[.$F34]/[.$C34]" office:value-type="percentage" office:value="0.0135457771806706" calcext:value-type="percentage">
            <text:p>1,35 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ens</text:p>
          </table:table-cell>
          <table:table-cell office:value-type="float" office:value="0.00456802671581313" calcext:value-type="float">
            <text:p>4,57E-03</text:p>
          </table:table-cell>
          <table:table-cell office:value-type="float" office:value="0.00455476753598916" calcext:value-type="float">
            <text:p>4,55E-03</text:p>
          </table:table-cell>
          <table:table-cell office:value-type="float" office:value="0.00458022330604193" calcext:value-type="float">
            <text:p>4,58E-03</text:p>
          </table:table-cell>
          <table:table-cell office:value-type="float" office:value="0.0000477978780763041" calcext:value-type="float">
            <text:p>4,78E-05</text:p>
          </table:table-cell>
          <table:table-cell office:value-type="float" office:value="0.0000370369323474499" calcext:value-type="float">
            <text:p>3,70E-05</text:p>
          </table:table-cell>
          <table:table-cell office:value-type="float" office:value="0.0000645452654442771" calcext:value-type="float">
            <text:p>6,45E-05</text:p>
          </table:table-cell>
          <table:table-cell/>
          <table:table-cell table:formula="of:=([.$C41]-[.$C35])/[.$C41]" office:value-type="percentage" office:value="-0.0552300333085714" calcext:value-type="percentage">
            <text:p>-5,52 %</text:p>
          </table:table-cell>
          <table:table-cell table:formula="of:=[.$F35]/[.$C35]" office:value-type="percentage" office:value="0.0104635723584633" calcext:value-type="percentage">
            <text:p>1,05 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Not</text:p>
          </table:table-cell>
          <table:table-cell office:value-type="float" office:value="0.00000000845308261061438" calcext:value-type="float">
            <text:p>8,45E-09</text:p>
          </table:table-cell>
          <table:table-cell office:value-type="float" office:value="0.00000000842909179976063" calcext:value-type="float">
            <text:p>8,43E-09</text:p>
          </table:table-cell>
          <table:table-cell office:value-type="float" office:value="0.00000000847517967870187" calcext:value-type="float">
            <text:p>8,48E-09</text:p>
          </table:table-cell>
          <table:table-cell office:value-type="float" office:value="0.0000000000909003490240974" calcext:value-type="float">
            <text:p>9,09E-11</text:p>
          </table:table-cell>
          <table:table-cell office:value-type="float" office:value="0.0000000000767135157263576" calcext:value-type="float">
            <text:p>7,67E-11</text:p>
          </table:table-cell>
          <table:table-cell office:value-type="float" office:value="0.000000000106907639595738" calcext:value-type="float">
            <text:p>1,07E-10</text:p>
          </table:table-cell>
          <table:table-cell/>
          <table:table-cell table:formula="of:=([.$C42]-[.$C36])/[.$C42]" office:value-type="percentage" office:value="-0.0723955988057019" calcext:value-type="percentage">
            <text:p>-7,24 %</text:p>
          </table:table-cell>
          <table:table-cell table:formula="of:=[.$F36]/[.$C36]" office:value-type="percentage" office:value="0.0107535148077171" calcext:value-type="percentage">
            <text:p>1,08 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tTwice</text:p>
          </table:table-cell>
          <table:table-cell office:value-type="float" office:value="0.0000000516628126719164" calcext:value-type="float">
            <text:p>5,17E-08</text:p>
          </table:table-cell>
          <table:table-cell office:value-type="float" office:value="0.0000000515500825358157" calcext:value-type="float">
            <text:p>5,16E-08</text:p>
          </table:table-cell>
          <table:table-cell office:value-type="float" office:value="0.0000000517716989402694" calcext:value-type="float">
            <text:p>5,18E-08</text:p>
          </table:table-cell>
          <table:table-cell office:value-type="float" office:value="0.000000000434195536381633" calcext:value-type="float">
            <text:p>4,34E-10</text:p>
          </table:table-cell>
          <table:table-cell office:value-type="float" office:value="0.000000000356343986887124" calcext:value-type="float">
            <text:p>3,56E-10</text:p>
          </table:table-cell>
          <table:table-cell office:value-type="float" office:value="0.000000000544389124883962" calcext:value-type="float">
            <text:p>5,44E-10</text:p>
          </table:table-cell>
          <table:table-cell/>
          <table:table-cell table:formula="of:=([.$C44]-[.$C38])/[.$C44]" office:value-type="percentage" office:value="0.00778778611137868" calcext:value-type="percentage">
            <text:p>0,78 %</text:p>
          </table:table-cell>
          <table:table-cell table:formula="of:=[.$F38]/[.$C38]" office:value-type="percentage" office:value="0.00840441148914951" calcext:value-type="percentage">
            <text:p>0,84 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b</text:p>
          </table:table-cell>
          <table:table-cell office:value-type="float" office:value="0.00309285513872793" calcext:value-type="float">
            <text:p>3,09E-03</text:p>
          </table:table-cell>
          <table:table-cell office:value-type="float" office:value="0.00308360623779135" calcext:value-type="float">
            <text:p>3,08E-03</text:p>
          </table:table-cell>
          <table:table-cell office:value-type="float" office:value="0.00310266440946543" calcext:value-type="float">
            <text:p>3,10E-03</text:p>
          </table:table-cell>
          <table:table-cell office:value-type="float" office:value="0.0000343710944128616" calcext:value-type="float">
            <text:p>3,44E-05</text:p>
          </table:table-cell>
          <table:table-cell office:value-type="float" office:value="0.0000284193001640276" calcext:value-type="float">
            <text:p>2,84E-05</text:p>
          </table:table-cell>
          <table:table-cell office:value-type="float" office:value="0.0000444329247853245" calcext:value-type="float">
            <text:p>4,44E-05</text:p>
          </table:table-cell>
          <table:table-cell/>
          <table:table-cell table:formula="of:=([.$C45]-[.$C39])/[.$C45]" office:value-type="percentage" office:value="0.0169715517047812" calcext:value-type="percentage">
            <text:p>1,70 %</text:p>
          </table:table-cell>
          <table:table-cell table:formula="of:=[.$F39]/[.$C39]" office:value-type="percentage" office:value="0.0111130631313687" calcext:value-type="percentage">
            <text:p>1,11 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SA</text:p>
          </table:table-cell>
          <table:table-cell office:value-type="float" office:value="0.000000139534302215597" calcext:value-type="float">
            <text:p>1,40E-07</text:p>
          </table:table-cell>
          <table:table-cell office:value-type="float" office:value="0.000000138965702722969" calcext:value-type="float">
            <text:p>1,39E-07</text:p>
          </table:table-cell>
          <table:table-cell office:value-type="float" office:value="0.000000140373287243725" calcext:value-type="float">
            <text:p>1,40E-07</text:p>
          </table:table-cell>
          <table:table-cell office:value-type="float" office:value="0.0000000026567447425531" calcext:value-type="float">
            <text:p>2,66E-09</text:p>
          </table:table-cell>
          <table:table-cell office:value-type="float" office:value="0.00000000195015223597835" calcext:value-type="float">
            <text:p>1,95E-09</text:p>
          </table:table-cell>
          <table:table-cell office:value-type="float" office:value="0.00000000365186427436454" calcext:value-type="float">
            <text:p>3,65E-09</text:p>
          </table:table-cell>
          <table:table-cell/>
          <table:table-cell table:formula="of:=([.$C46]-[.$C40])/[.$C46]" office:value-type="percentage" office:value="0.0214516554093009" calcext:value-type="percentage">
            <text:p>2,15 %</text:p>
          </table:table-cell>
          <table:table-cell table:formula="of:=[.$F40]/[.$C40]" office:value-type="percentage" office:value="0.0190400833369856" calcext:value-type="percentage">
            <text:p>1,90 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ens</text:p>
          </table:table-cell>
          <table:table-cell office:value-type="float" office:value="0.00432893925648659" calcext:value-type="float">
            <text:p>4,33E-03</text:p>
          </table:table-cell>
          <table:table-cell office:value-type="float" office:value="0.00431645378374162" calcext:value-type="float">
            <text:p>4,32E-03</text:p>
          </table:table-cell>
          <table:table-cell office:value-type="float" office:value="0.00434496782871979" calcext:value-type="float">
            <text:p>4,34E-03</text:p>
          </table:table-cell>
          <table:table-cell office:value-type="float" office:value="0.0000527962225660642" calcext:value-type="float">
            <text:p>5,28E-05</text:p>
          </table:table-cell>
          <table:table-cell office:value-type="float" office:value="0.0000395286190038807" calcext:value-type="float">
            <text:p>3,95E-05</text:p>
          </table:table-cell>
          <table:table-cell office:value-type="float" office:value="0.0000831546938608985" calcext:value-type="float">
            <text:p>8,32E-05</text:p>
          </table:table-cell>
          <table:table-cell/>
          <table:table-cell table:formula="of:=([.$C47]-[.$C41])/[.$C47]" office:value-type="percentage" office:value="0.0426349510237189" calcext:value-type="percentage">
            <text:p>4,26 %</text:p>
          </table:table-cell>
          <table:table-cell table:formula="of:=[.$F41]/[.$C41]" office:value-type="percentage" office:value="0.0121961107416679" calcext:value-type="percentage">
            <text:p>1,22 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Not</text:p>
          </table:table-cell>
          <table:table-cell office:value-type="float" office:value="0.00000000788242941320195" calcext:value-type="float">
            <text:p>7,88E-09</text:p>
          </table:table-cell>
          <table:table-cell office:value-type="float" office:value="0.00000000780108388043779" calcext:value-type="float">
            <text:p>7,80E-09</text:p>
          </table:table-cell>
          <table:table-cell office:value-type="float" office:value="0.00000000812163919824797" calcext:value-type="float">
            <text:p>8,12E-09</text:p>
          </table:table-cell>
          <table:table-cell office:value-type="float" office:value="0.000000000478610934101289" calcext:value-type="float">
            <text:p>4,79E-10</text:p>
          </table:table-cell>
          <table:table-cell office:value-type="float" office:value="0.000000000217019553851392" calcext:value-type="float">
            <text:p>2,17E-10</text:p>
          </table:table-cell>
          <table:table-cell office:value-type="float" office:value="0.00000000100090605995049" calcext:value-type="float">
            <text:p>1,00E-09</text:p>
          </table:table-cell>
          <table:table-cell/>
          <table:table-cell table:formula="of:=([.$C48]-[.$C42])/[.$C48]" office:value-type="percentage" office:value="0.0281857189958556" calcext:value-type="percentage">
            <text:p>2,82 %</text:p>
          </table:table-cell>
          <table:table-cell table:formula="of:=[.$F42]/[.$C42]" office:value-type="percentage" office:value="0.060718708536696" calcext:value-type="percentage">
            <text:p>6,07 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tTwice</text:p>
          </table:table-cell>
          <table:table-cell office:value-type="float" office:value="0.0000000520683095297149" calcext:value-type="float">
            <text:p>5,21E-08</text:p>
          </table:table-cell>
          <table:table-cell office:value-type="float" office:value="0.0000000519000074616513" calcext:value-type="float">
            <text:p>5,19E-08</text:p>
          </table:table-cell>
          <table:table-cell office:value-type="float" office:value="0.0000000522625666631532" calcext:value-type="float">
            <text:p>5,23E-08</text:p>
          </table:table-cell>
          <table:table-cell office:value-type="float" office:value="0.000000000678926022079362" calcext:value-type="float">
            <text:p>6,79E-10</text:p>
          </table:table-cell>
          <table:table-cell office:value-type="float" office:value="0.000000000551484047534768" calcext:value-type="float">
            <text:p>5,51E-10</text:p>
          </table:table-cell>
          <table:table-cell office:value-type="float" office:value="0.000000000866492280010881" calcext:value-type="float">
            <text:p>8,66E-10</text:p>
          </table:table-cell>
          <table:table-cell table:number-columns-repeated="2"/>
          <table:table-cell table:formula="of:=[.$F44]/[.$C44]" office:value-type="percentage" office:value="0.0130391408557619" calcext:value-type="percentage">
            <text:p>1,30 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b</text:p>
          </table:table-cell>
          <table:table-cell office:value-type="float" office:value="0.00314625191579307" calcext:value-type="float">
            <text:p>3,15E-03</text:p>
          </table:table-cell>
          <table:table-cell office:value-type="float" office:value="0.00313325996984144" calcext:value-type="float">
            <text:p>3,13E-03</text:p>
          </table:table-cell>
          <table:table-cell office:value-type="float" office:value="0.00316423001764972" calcext:value-type="float">
            <text:p>3,16E-03</text:p>
          </table:table-cell>
          <table:table-cell office:value-type="float" office:value="0.0000567985842120357" calcext:value-type="float">
            <text:p>5,68E-05</text:p>
          </table:table-cell>
          <table:table-cell office:value-type="float" office:value="0.000040600948506969" calcext:value-type="float">
            <text:p>4,06E-05</text:p>
          </table:table-cell>
          <table:table-cell office:value-type="float" office:value="0.0000904801332934047" calcext:value-type="float">
            <text:p>9,05E-05</text:p>
          </table:table-cell>
          <table:table-cell table:number-columns-repeated="2"/>
          <table:table-cell table:formula="of:=[.$F45]/[.$C45]" office:value-type="percentage" office:value="0.0180527769969489" calcext:value-type="percentage">
            <text:p>1,81 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SA</text:p>
          </table:table-cell>
          <table:table-cell office:value-type="float" office:value="0.000000142593161581568" calcext:value-type="float">
            <text:p>1,43E-07</text:p>
          </table:table-cell>
          <table:table-cell office:value-type="float" office:value="0.000000142171552513845" calcext:value-type="float">
            <text:p>1,42E-07</text:p>
          </table:table-cell>
          <table:table-cell office:value-type="float" office:value="0.000000143042557027689" calcext:value-type="float">
            <text:p>1,43E-07</text:p>
          </table:table-cell>
          <table:table-cell office:value-type="float" office:value="0.00000000173703532394709" calcext:value-type="float">
            <text:p>1,74E-09</text:p>
          </table:table-cell>
          <table:table-cell office:value-type="float" office:value="0.00000000135941085690613" calcext:value-type="float">
            <text:p>1,36E-09</text:p>
          </table:table-cell>
          <table:table-cell office:value-type="float" office:value="0.00000000220399867496427" calcext:value-type="float">
            <text:p>2,20E-09</text:p>
          </table:table-cell>
          <table:table-cell table:number-columns-repeated="2"/>
          <table:table-cell table:formula="of:=[.$F46]/[.$C46]" office:value-type="percentage" office:value="0.0121817575589237" calcext:value-type="percentage">
            <text:p>1,22 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ens</text:p>
          </table:table-cell>
          <table:table-cell office:value-type="float" office:value="0.00452172268155764" calcext:value-type="float">
            <text:p>4,52E-03</text:p>
          </table:table-cell>
          <table:table-cell office:value-type="float" office:value="0.00450330645455031" calcext:value-type="float">
            <text:p>4,50E-03</text:p>
          </table:table-cell>
          <table:table-cell office:value-type="float" office:value="0.0045418988441166" calcext:value-type="float">
            <text:p>4,54E-03</text:p>
          </table:table-cell>
          <table:table-cell office:value-type="float" office:value="0.0000688651713521569" calcext:value-type="float">
            <text:p>6,89E-05</text:p>
          </table:table-cell>
          <table:table-cell office:value-type="float" office:value="0.0000550016630681521" calcext:value-type="float">
            <text:p>5,50E-05</text:p>
          </table:table-cell>
          <table:table-cell office:value-type="float" office:value="0.0000866029152529221" calcext:value-type="float">
            <text:p>8,66E-05</text:p>
          </table:table-cell>
          <table:table-cell table:number-columns-repeated="2"/>
          <table:table-cell table:formula="of:=[.$F47]/[.$C47]" office:value-type="percentage" office:value="0.0152298529127032" calcext:value-type="percentage">
            <text:p>1,52 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Not</text:p>
          </table:table-cell>
          <table:table-cell office:value-type="float" office:value="0.00000000811104504973655" calcext:value-type="float">
            <text:p>8,11E-09</text:p>
          </table:table-cell>
          <table:table-cell office:value-type="float" office:value="0.00000000808759292850719" calcext:value-type="float">
            <text:p>8,09E-09</text:p>
          </table:table-cell>
          <table:table-cell office:value-type="float" office:value="0.00000000813206979055951" calcext:value-type="float">
            <text:p>8,13E-09</text:p>
          </table:table-cell>
          <table:table-cell office:value-type="float" office:value="0.0000000000887149170781902" calcext:value-type="float">
            <text:p>8,87E-11</text:p>
          </table:table-cell>
          <table:table-cell office:value-type="float" office:value="0.0000000000723934911968646" calcext:value-type="float">
            <text:p>7,24E-11</text:p>
          </table:table-cell>
          <table:table-cell office:value-type="float" office:value="0.000000000111053743041265" calcext:value-type="float">
            <text:p>1,11E-10</text:p>
          </table:table-cell>
          <table:table-cell table:number-columns-repeated="2"/>
          <table:table-cell table:formula="of:=[.$F48]/[.$C48]" office:value-type="percentage" office:value="0.0109375446115999" calcext:value-type="percentage">
            <text:p>1,09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7" loext:min-decimal-places="7" number:min-integer-digits="1" number:grouping="true"/>
    </number:number-style>
    <number:number-style style:name="N112">
      <number:number number:decimal-places="8" loext:min-decimal-places="8" number:min-integer-digits="1" number:grouping="true"/>
    </number:number-style>
    <number:number-style style:name="N113">
      <number:number number:decimal-places="9" loext:min-decimal-places="9" number:min-integer-digits="1" number:grouping="true"/>
    </number:number-style>
    <number:number-style style:name="N114">
      <number:number number:decimal-places="10" loext:min-decimal-places="10" number:min-integer-digits="1" number:grouping="true"/>
    </number:number-style>
    <number:number-style style:name="N115">
      <number:number number:decimal-places="11" loext:min-decimal-places="11" number:min-integer-digits="1" number:grouping="true"/>
    </number:number-style>
    <number:number-style style:name="N116">
      <number:number number:decimal-places="12" loext:min-decimal-places="12" number:min-integer-digits="1" number:grouping="true"/>
    </number:number-style>
    <number:number-style style:name="N117">
      <number:number number:decimal-places="13" loext:min-decimal-places="13" number:min-integer-digits="1" number:grouping="true"/>
    </number:number-style>
    <number:number-style style:name="N118">
      <number:number number:decimal-places="14" loext:min-decimal-places="14" number:min-integer-digits="1" number:grouping="true"/>
    </number:number-style>
    <number:number-style style:name="N119">
      <number:number number:decimal-places="15" loext:min-decimal-places="15" number:min-integer-digits="1" number:grouping="true"/>
    </number:number-style>
    <number:number-style style:name="N120">
      <number:number number:decimal-places="16" loext:min-decimal-places="16" number:min-integer-digits="1" number:grouping="true"/>
    </number:number-style>
    <number:number-style style:name="N121">
      <number:number number:decimal-places="17" loext:min-decimal-places="17" number:min-integer-digits="1" number:grouping="true"/>
    </number:number-style>
    <number:number-style style:name="N122">
      <number:number number:decimal-places="18" loext:min-decimal-places="18" number:min-integer-digits="1" number:grouping="true"/>
    </number:number-style>
    <number:number-style style:name="N123">
      <number:number number:decimal-places="19" loext:min-decimal-places="19" number:min-integer-digits="1" number:grouping="true"/>
    </number:number-style>
    <number:number-style style:name="N124">
      <number:number number:decimal-places="20" loext:min-decimal-places="20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1T19:48:14.686906423</dc:date>
    <meta:editing-duration>P2DT3H43M49S</meta:editing-duration>
    <meta:editing-cycles>1</meta:editing-cycles>
    <meta:document-statistic meta:table-count="1" meta:cell-count="403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3">
      <number:number number:decimal-places="19" loext:min-decimal-places="19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151cm" svg:height="15.593cm" xlink:href=".." xlink:type="simple" chart:class="chart:bar" chart:style-name="ch1">
        <chart:legend chart:legend-position="end" svg:x="22.549cm" svg:y="7.497cm" style:legend-expansion="high" chart:style-name="ch2"/>
        <chart:plot-area chart:style-name="ch3" table:cell-range-address="all.A1:all.C48" chart:data-source-has-labels="both" svg:x="0.483cm" svg:y="0.311cm" svg:width="21.583cm" svg:height="14.971cm">
          <chartooo:coordinate-region svg:x="2.216cm" svg:y="0.311cm" svg:width="19.85cm" svg:height="12.694cm"/>
          <chart:axis chart:dimension="x" chart:name="primary-x" chart:style-name="ch4" chartooo:axis-type="auto">
            <chartooo:date-scale/>
            <chart:categories table:cell-range-address="all.A2:all.B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C2:all.C48" chart:label-cell-address="all.C1:all.C1" chart:class="chart:bar"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all.C1:all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  <draw:g>
                  <svg:desc>all.A2:all.B48</svg:desc>
                </draw:g>
              </table:table-cell>
              <table:table-cell office:value-type="float" office:value="0.0000000652570741349626">
                <text:p>0.0000000652570741349626</text:p>
                <draw:g>
                  <svg:desc>all.C2:all.C48</svg:desc>
                </draw:g>
              </table:table-cell>
            </table:table-row>
            <table:table-row>
              <table:table-cell office:value-type="float" office:value="1">
                <text:p>1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388230562737619">
                <text:p>0.00388230562737619</text:p>
              </table:table-cell>
            </table:table-row>
            <table:table-row>
              <table:table-cell office:value-type="float" office:value="1">
                <text:p>1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134201169545706">
                <text:p>0.00134201169545706</text:p>
              </table:table-cell>
            </table:table-row>
            <table:table-row>
              <table:table-cell office:value-type="float" office:value="1">
                <text:p>1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430926220662705">
                <text:p>0.00430926220662705</text:p>
              </table:table-cell>
            </table:table-row>
            <table:table-row>
              <table:table-cell office:value-type="float" office:value="1">
                <text:p>1 nNot</text:p>
                <text:list>
                  <text:list-item>
                    <text:p/>
                  </text:list-item>
                  <text:list-item>
                    <text:p>nNot</text:p>
                  </text:list-item>
                </text:list>
              </table:table-cell>
              <table:table-cell office:value-type="float" office:value="0.00000000809506219227195">
                <text:p>0.00000000809506219227195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</table:table-cell>
              <table:table-cell office:value-type="float" office:value="0.0000000772941954504358">
                <text:p>0.0000000772941954504358</text:p>
              </table:table-cell>
            </table:table-row>
            <table:table-row>
              <table:table-cell office:value-type="float" office:value="2">
                <text:p>2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534675030798312">
                <text:p>0.00534675030798312</text:p>
              </table:table-cell>
            </table:table-row>
            <table:table-row>
              <table:table-cell office:value-type="float" office:value="2">
                <text:p>2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22980815275591">
                <text:p>0.0022980815275591</text:p>
              </table:table-cell>
            </table:table-row>
            <table:table-row>
              <table:table-cell office:value-type="float" office:value="2">
                <text:p>2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69092083503651">
                <text:p>0.0069092083503651</text:p>
              </table:table-cell>
            </table:table-row>
            <table:table-row>
              <table:table-cell office:value-type="float" office:value="2">
                <text:p>2 nNot</text:p>
                <text:list>
                  <text:list-item>
                    <text:p/>
                  </text:list-item>
                  <text:list-item>
                    <text:p>nNot</text:p>
                  </text:list-item>
                </text:list>
              </table:table-cell>
              <table:table-cell office:value-type="float" office:value="0.00000000828245389518771">
                <text:p>0.00000000828245389518771</text:p>
              </table:table-cell>
            </table:table-row>
            <table:table-row>
              <table:table-cell office:value-type="string">
                <text:p>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</table:table-cell>
              <table:table-cell office:value-type="float" office:value="0.000000075654805549796">
                <text:p>0.000000075654805549796</text:p>
              </table:table-cell>
            </table:table-row>
            <table:table-row>
              <table:table-cell office:value-type="float" office:value="3">
                <text:p>3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557104705996551">
                <text:p>0.00557104705996551</text:p>
              </table:table-cell>
            </table:table-row>
            <table:table-row>
              <table:table-cell office:value-type="float" office:value="3">
                <text:p>3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234970431401609">
                <text:p>0.00234970431401609</text:p>
              </table:table-cell>
            </table:table-row>
            <table:table-row>
              <table:table-cell office:value-type="float" office:value="3">
                <text:p>3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613234583269937">
                <text:p>0.00613234583269937</text:p>
              </table:table-cell>
            </table:table-row>
            <table:table-row>
              <table:table-cell office:value-type="float" office:value="3">
                <text:p>3 nNot</text:p>
                <text:list>
                  <text:list-item>
                    <text:p/>
                  </text:list-item>
                  <text:list-item>
                    <text:p>nNot</text:p>
                  </text:list-item>
                </text:list>
              </table:table-cell>
              <table:table-cell office:value-type="float" office:value="0.00000000829871519834921">
                <text:p>0.00000000829871519834921</text:p>
              </table:table-cell>
            </table:table-row>
            <table:table-row>
              <table:table-cell office:value-type="string">
                <text:p>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</table:table-cell>
              <table:table-cell office:value-type="float" office:value="0.0000000822133460266729">
                <text:p>0.0000000822133460266729</text:p>
              </table:table-cell>
            </table:table-row>
            <table:table-row>
              <table:table-cell office:value-type="float" office:value="4">
                <text:p>4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59628910996601">
                <text:p>0.0059628910996601</text:p>
              </table:table-cell>
            </table:table-row>
            <table:table-row>
              <table:table-cell office:value-type="float" office:value="4">
                <text:p>4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229278098036126">
                <text:p>0.00229278098036126</text:p>
              </table:table-cell>
            </table:table-row>
            <table:table-row>
              <table:table-cell office:value-type="float" office:value="4">
                <text:p>4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67313263383943">
                <text:p>0.0067313263383943</text:p>
              </table:table-cell>
            </table:table-row>
            <table:table-row>
              <table:table-cell office:value-type="float" office:value="4">
                <text:p>4 nNot</text:p>
                <text:list>
                  <text:list-item>
                    <text:p/>
                  </text:list-item>
                  <text:list-item>
                    <text:p>nNot</text:p>
                  </text:list-item>
                </text:list>
              </table:table-cell>
              <table:table-cell office:value-type="float" office:value="0.00000000881666075218773">
                <text:p>0.00000000881666075218773</text:p>
              </table:table-cell>
            </table:table-row>
            <table:table-row>
              <table:table-cell office:value-type="string">
                <text:p>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</table:table-cell>
              <table:table-cell office:value-type="float" office:value="0.0000000526081298942625">
                <text:p>0.0000000526081298942625</text:p>
              </table:table-cell>
            </table:table-row>
            <table:table-row>
              <table:table-cell office:value-type="float" office:value="5">
                <text:p>5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284575565632035">
                <text:p>0.00284575565632035</text:p>
              </table:table-cell>
            </table:table-row>
            <table:table-row>
              <table:table-cell office:value-type="float" office:value="5">
                <text:p>5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000014220014131738">
                <text:p>0.00000014220014131738</text:p>
              </table:table-cell>
            </table:table-row>
            <table:table-row>
              <table:table-cell office:value-type="float" office:value="5">
                <text:p>5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413252792572949">
                <text:p>0.00413252792572949</text:p>
              </table:table-cell>
            </table:table-row>
            <table:table-row>
              <table:table-cell office:value-type="float" office:value="5">
                <text:p>5 nNot</text:p>
                <text:list>
                  <text:list-item>
                    <text:p/>
                  </text:list-item>
                  <text:list-item>
                    <text:p>nNot</text:p>
                  </text:list-item>
                </text:list>
              </table:table-cell>
              <table:table-cell office:value-type="float" office:value="0.00000000894514880612508">
                <text:p>0.00000000894514880612508</text:p>
              </table:table-cell>
            </table:table-row>
            <table:table-row>
              <table:table-cell office:value-type="string">
                <text:p>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</table:table-cell>
              <table:table-cell office:value-type="float" office:value="0.0000000518922460702973">
                <text:p>0.0000000518922460702973</text:p>
              </table:table-cell>
            </table:table-row>
            <table:table-row>
              <table:table-cell office:value-type="float" office:value="6">
                <text:p>6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31467479034456">
                <text:p>0.0031467479034456</text:p>
              </table:table-cell>
            </table:table-row>
            <table:table-row>
              <table:table-cell office:value-type="float" office:value="6">
                <text:p>6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0000143253116531525">
                <text:p>0.000000143253116531525</text:p>
              </table:table-cell>
            </table:table-row>
            <table:table-row>
              <table:table-cell office:value-type="float" office:value="6">
                <text:p>6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456802671581313">
                <text:p>0.00456802671581313</text:p>
              </table:table-cell>
            </table:table-row>
            <table:table-row>
              <table:table-cell office:value-type="float" office:value="6">
                <text:p>6 nNot</text:p>
                <text:list>
                  <text:list-item>
                    <text:p/>
                  </text:list-item>
                  <text:list-item>
                    <text:p>nNot</text:p>
                  </text:list-item>
                </text:list>
              </table:table-cell>
              <table:table-cell office:value-type="float" office:value="0.00000000845308261061438">
                <text:p>0.00000000845308261061438</text:p>
              </table:table-cell>
            </table:table-row>
            <table:table-row>
              <table:table-cell office:value-type="string">
                <text:p>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</table:table-cell>
              <table:table-cell office:value-type="float" office:value="0.0000000516628126719164">
                <text:p>0.0000000516628126719164</text:p>
              </table:table-cell>
            </table:table-row>
            <table:table-row>
              <table:table-cell office:value-type="float" office:value="7">
                <text:p>7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309285513872793">
                <text:p>0.00309285513872793</text:p>
              </table:table-cell>
            </table:table-row>
            <table:table-row>
              <table:table-cell office:value-type="float" office:value="7">
                <text:p>7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0000139534302215597">
                <text:p>0.000000139534302215597</text:p>
              </table:table-cell>
            </table:table-row>
            <table:table-row>
              <table:table-cell office:value-type="float" office:value="7">
                <text:p>7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432893925648659">
                <text:p>0.00432893925648659</text:p>
              </table:table-cell>
            </table:table-row>
            <table:table-row>
              <table:table-cell office:value-type="float" office:value="7">
                <text:p>7 nNot</text:p>
                <text:list>
                  <text:list-item>
                    <text:p/>
                  </text:list-item>
                  <text:list-item>
                    <text:p>nNot</text:p>
                  </text:list-item>
                </text:list>
              </table:table-cell>
              <table:table-cell office:value-type="float" office:value="0.00000000788242941320195">
                <text:p>0.00000000788242941320195</text:p>
              </table:table-cell>
            </table:table-row>
            <table:table-row>
              <table:table-cell office:value-type="string">
                <text:p>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</table:table-cell>
              <table:table-cell office:value-type="float" office:value="0.0000000520683095297149">
                <text:p>0.0000000520683095297149</text:p>
              </table:table-cell>
            </table:table-row>
            <table:table-row>
              <table:table-cell office:value-type="float" office:value="8">
                <text:p>8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314625191579307">
                <text:p>0.00314625191579307</text:p>
              </table:table-cell>
            </table:table-row>
            <table:table-row>
              <table:table-cell office:value-type="float" office:value="8">
                <text:p>8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0000142593161581568">
                <text:p>0.000000142593161581568</text:p>
              </table:table-cell>
            </table:table-row>
            <table:table-row>
              <table:table-cell office:value-type="float" office:value="8">
                <text:p>8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452172268155764">
                <text:p>0.00452172268155764</text:p>
              </table:table-cell>
            </table:table-row>
            <table:table-row>
              <table:table-cell office:value-type="float" office:value="8">
                <text:p>8 nNot</text:p>
                <text:list>
                  <text:list-item>
                    <text:p/>
                  </text:list-item>
                  <text:list-item>
                    <text:p>nNot</text:p>
                  </text:list-item>
                </text:list>
              </table:table-cell>
              <table:table-cell office:value-type="float" office:value="0.00000000811104504973655">
                <text:p>0.00000000811104504973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